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149" officeooo:paragraph-rsid="001cb149"/>
    </style:style>
    <style:style style:name="P2" style:family="paragraph" style:parent-style-name="Standard">
      <style:text-properties fo:font-size="22pt" officeooo:rsid="001cb149" officeooo:paragraph-rsid="001cb149" style:font-size-asian="22pt" style:font-size-complex="22pt"/>
    </style:style>
    <style:style style:name="P3" style:family="paragraph" style:parent-style-name="Standard">
      <style:text-properties fo:font-size="24pt" officeooo:rsid="001cb149" officeooo:paragraph-rsid="001cb149" style:font-size-asian="24pt" style:font-size-complex="24pt"/>
    </style:style>
    <style:style style:name="P4" style:family="paragraph" style:parent-style-name="Standard">
      <style:text-properties officeooo:paragraph-rsid="001cb149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cb149" style:font-size-asian="22pt" style:font-size-complex="22pt"/>
    </style:style>
    <style:style style:name="T3" style:family="text">
      <style:text-properties fo:font-size="24pt" officeooo:rsid="001cb149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Genstart robotten</text:span>, </text:p>
      <text:p text:style-name="P2">- hvis den er faret vild, eller er gået i stå:</text:p>
      <text:p text:style-name="P3"/>
      <text:p text:style-name="P4"><text:span text:style-name="T3">1.<text:tab/></text:span><text:span text:style-name="T2">Sluk på knappen på siden</text:span></text:p>
      <text:p text:style-name="P1"><text:span text:style-name="T1">2.<text:tab/>Tænd igen (robotten blinker)</text:span></text:p>
      <text:p text:style-name="P1"><text:span text:style-name="T1">3. <text:tab/>Placer robotten midt for den side</text:span></text:p>
      <text:p text:style-name="P1"><text:span text:style-name="T1"><text:tab/>der vender mod søjlen,</text:span></text:p>
      <text:p text:style-name="P1"><text:span text:style-name="T1"><text:tab/>med de 2 knapper op mod trævinklen.</text:span></text:p>
      <text:p text:style-name="P1"><text:span text:style-name="T1">4.<text:tab/>Tryk på startknappen (den blå (eller gule))</text:span></text:p>
      <text:p text:style-name="P1"><text:span text:style-name="T1">5.<text:tab/>Hold øje med at den kører lidt ud,</text:span></text:p>
      <text:p text:style-name="P1"><text:span text:style-name="T1"><text:tab/>kommer op at balancerer, </text:span></text:p>
      <text:p text:style-name="P1"><text:span text:style-name="T1"><text:tab/>vender 270 grader,</text:span></text:p>
      <text:p text:style-name="P1"><text:span text:style-name="T1"><text:tab/>bakker mod den anden side,</text:span></text:p>
      <text:p text:style-name="P1"><text:span text:style-name="T1"><text:tab/>Starter igen og kommer i balance, </text:span></text:p>
      <text:p text:style-name="P1"><text:span text:style-name="T1"><text:tab/>vender -270 grader, og</text:span></text:p>
      <text:p text:style-name="P1"><text:span text:style-name="T1"><text:tab/>bakker tilbage til start </text:span><text:span text:style-name="T5">(hvor den holder 5 sekunder pause)</text:span><text:span text:style-name="T1">.</text:span></text:p>
      <text:p text:style-name="P1"><text:span text:style-name="T1"><text:tab/></text:span></text:p>
      <text:p text:style-name="P2">Skriv gerne her hvorfor den blev genstartet, så vi kan gøre den bedre, eller send en sms til 20358224.</text:p>
      <text:p text:style-name="P2">Mvh Christian, DTU Elektro.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9:14:46.477018521</meta:creation-date>
    <dc:date>2015-11-26T19:29:22.464406467</dc:date>
    <meta:editing-duration>P0D</meta:editing-duration>
    <meta:editing-cycles>1</meta:editing-cycles>
    <meta:document-statistic meta:table-count="0" meta:image-count="0" meta:object-count="0" meta:page-count="1" meta:paragraph-count="19" meta:word-count="115" meta:character-count="924" meta:non-whitespace-character-count="814"/>
    <meta:generator>LibreOffice/4.2.8.2$Linux_x86 LibreOffice_project/420m0$Build-2</meta:generator>
  </office:meta>
</office:document-meta>
</file>